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3465a4" draw:marker-start-width="0.581cm" draw:marker-end-width="0.581cm" draw:fill-color="#ffffff" draw:textarea-horizontal-align="justify" draw:textarea-vertical-align="middle" draw:auto-grow-height="false" fo:min-height="14.624cm" fo:min-width="14.374cm" fo:padding-top="0.252cm" fo:padding-bottom="0.252cm" fo:padding-left="0.377cm" fo:padding-right="0.377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5.398cm" fo:min-width="6.247cm"/>
    </style:style>
    <style:style style:name="gr3" style:family="graphic" style:parent-style-name="standard">
      <style:graphic-properties draw:stroke="none" svg:stroke-color="#000000" draw:fill="none" draw:fill-color="#ffffff" fo:min-height="3.38cm"/>
      <style:paragraph-properties style:writing-mode="lr-tb"/>
    </style:style>
    <style:style style:name="gr4" style:family="graphic" style:parent-style-name="standard">
      <style:graphic-properties draw:stroke="solid" svg:stroke-width="0.152cm" svg:stroke-color="#ffffff" draw:marker-start-width="0.427cm" draw:marker-end-width="0.427cm" draw:fill="none" draw:textarea-horizontal-align="justify" draw:textarea-vertical-align="middle" draw:auto-grow-height="false" fo:min-height="0.495cm" fo:min-width="0.423cm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ffffff" draw:marker-start-width="0.276cm" draw:marker-end-width="0.276cm" draw:fill="solid" draw:fill-color="#ffffff" draw:textarea-horizontal-align="justify" draw:textarea-vertical-align="middle" draw:auto-grow-height="false" fo:min-height="0.312cm" fo:min-width="0.083cm" fo:padding-top="0.15cm" fo:padding-bottom="0.15cm" fo:padding-left="0.275cm" fo:padding-right="0.275cm"/>
    </style:style>
    <style:style style:name="gr6" style:family="graphic" style:parent-style-name="standard">
      <style:graphic-properties svg:stroke-width="0.305cm" draw:marker-start-width="0.655cm" draw:marker-end-width="0.655cm" draw:fill-color="#0066cc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svg:stroke-width="0.305cm" svg:stroke-color="#ffffff" draw:marker-start-width="0.655cm" draw:marker-end-width="0.655cm" draw:fill-color="#0066cc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726cm" fo:min-width="0.923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9cm" fo:min-width="0.948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609cm" fo:min-width="0.737cm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style:font-name="Verdana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0066cc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3465a4" style:font-name="Verdan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764cm" svg:height="16.764cm" svg:x="6.301cm" svg:y="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539cm" svg:height="7.986cm" svg:x="9.837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4.238cm" svg:height="3.63cm" svg:x="9.036cm" svg:y="15.944cm">
          <draw:text-box>
            <text:p><text:span text:style-name="T1">Quetzal-NEST</text:span></text:p>
          </draw:text-box>
        </draw:frame>
        <draw:g>
          <draw:g>
            <draw:custom-shape draw:style-name="gr4" draw:text-style-name="P4" draw:layer="layout" svg:width="1.705cm" svg:height="1.423cm" draw:transform="skewX (-0.0485201532054424) rotate (0.197745804250958) translate (13.775cm 9.158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5" draw:text-style-name="P5" draw:layer="layout" svg:width="0.893cm" svg:height="0.864cm" svg:x="14.336cm" svg:y="9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ellipse draw:style-name="gr6" draw:text-style-name="P6" draw:layer="layout" svg:width="10.346cm" svg:height="6.402cm" svg:x="9.923cm" svg:y="8.731cm" draw:kind="arc" draw:start-angle="158.3" draw:end-angle="335.24">
          <text:p/>
        </draw:ellipse>
        <draw:ellipse draw:style-name="gr6" draw:text-style-name="P6" draw:layer="layout" svg:width="10.594cm" svg:height="9.926cm" svg:x="9.713cm" svg:y="3.961cm" draw:kind="arc" draw:start-angle="262.35" draw:end-angle="79.08">
          <text:p/>
        </draw:ellipse>
        <draw:ellipse draw:style-name="gr6" draw:text-style-name="P6" draw:layer="layout" svg:width="10.346cm" svg:height="6.402cm" draw:transform="skewX (1.12458468843512E-016) rotate (-2.60699830370393) translate (30.578cm 11.6cm)" draw:kind="arc" draw:start-angle="317.57" draw:end-angle="346.08">
          <text:p/>
        </draw:ellipse>
        <draw:ellipse draw:style-name="gr6" draw:text-style-name="P6" draw:layer="layout" svg:width="10.346cm" svg:height="6.402cm" draw:transform="rotate (-0.414690230273853) translate (13.648cm 4.737cm)" draw:kind="arc" draw:start-angle="317.57" draw:end-angle="346.08">
          <text:p/>
        </draw:ellipse>
        <draw:ellipse draw:style-name="gr6" draw:text-style-name="P6" draw:layer="layout" svg:width="10.346cm" svg:height="6.402cm" draw:transform="rotate (-0.414690230273853) translate (13.648cm 4.058cm)" draw:kind="arc" draw:start-angle="317.57" draw:end-angle="338.93">
          <text:p/>
        </draw:ellipse>
        <draw:ellipse draw:style-name="gr6" draw:text-style-name="P6" draw:layer="layout" svg:width="11.29cm" svg:height="9.942cm" svg:x="8.779cm" svg:y="4.824cm" draw:kind="arc" draw:start-angle="351.05" draw:end-angle="118.69">
          <text:p/>
        </draw:ellipse>
        <draw:g>
          <draw:ellipse draw:style-name="gr6" draw:text-style-name="P6" draw:layer="layout" svg:width="10.345cm" svg:height="6.401cm" draw:transform="skewX (5.62434532205664E-017) rotate (2.60699830370393) translate (14.222cm 7.684cm)" draw:kind="arc" draw:start-angle="193.92" draw:end-angle="222.45">
            <text:p/>
          </draw:ellipse>
          <draw:ellipse draw:style-name="gr6" draw:text-style-name="P6" draw:layer="layout" svg:width="10.346cm" svg:height="6.401cm" draw:transform="skewX (-5.62380174949242E-017) rotate (0.414690230273853) translate (12.781cm -0.282cm)" draw:kind="arc" draw:start-angle="193.93" draw:end-angle="222.44">
            <text:p/>
          </draw:ellipse>
          <draw:ellipse draw:style-name="gr6" draw:text-style-name="P6" draw:layer="layout" svg:width="10.346cm" svg:height="6.401cm" draw:transform="skewX (-5.62380174949242E-017) rotate (0.414690230273853) translate (12.781cm -0.961cm)" draw:kind="arc" draw:start-angle="201.08" draw:end-angle="222.44">
            <text:p/>
          </draw:ellipse>
        </draw:g>
        <draw:ellipse draw:style-name="gr6" draw:text-style-name="P6" draw:layer="layout" svg:width="10.072cm" svg:height="7.868cm" draw:transform="skewX (-0.00139626340159544) rotate (2.9234264970905) translate (17.894cm 15.683cm)" draw:kind="arc" draw:start-angle="61.3" draw:end-angle="195.42">
          <text:p/>
        </draw:ellipse>
        <draw:ellipse draw:style-name="gr6" draw:text-style-name="P6" draw:layer="layout" svg:width="8.835cm" svg:height="7.868cm" draw:transform="skewX (0.00366519142918807) rotate (3.02064133642659) translate (16.935cm 14.49cm)" draw:kind="arc" draw:start-angle="10.35" draw:end-angle="142.22">
          <text:p/>
        </draw:ellipse>
        <draw:ellipse draw:style-name="gr6" draw:text-style-name="P6" draw:layer="layout" svg:width="10.345cm" svg:height="6.401cm" draw:transform="rotate (-1.67935580626894) translate (14.027cm 1.853cm)" draw:kind="arc" draw:start-angle="317.56" draw:end-angle="346.09">
          <text:p/>
        </draw:ellipse>
        <draw:ellipse draw:style-name="gr6" draw:text-style-name="P6" draw:layer="layout" svg:width="7.844cm" svg:height="7.981cm" draw:transform="skewX (0.00139626340159546) rotate (1.81008096724332) translate (10.248cm 14.149cm)" draw:kind="arc" draw:start-angle="42.89" draw:end-angle="179.57">
          <text:p/>
        </draw:ellipse>
        <draw:ellipse draw:style-name="gr7" draw:text-style-name="P6" draw:layer="layout" svg:width="8.246cm" svg:height="9.646cm" draw:transform="skewX (0.0329867228626928) rotate (1.21771621911644) translate (8.613cm 13.335cm)" draw:kind="arc" draw:start-angle="297.33" draw:end-angle="12.7">
          <text:p/>
        </draw:ellipse>
        <draw:g>
          <draw:custom-shape draw:style-name="gr8" draw:text-style-name="P7" draw:layer="layout" svg:width="2.011cm" svg:height="2.794cm" draw:transform="rotate (-0.626747734391165) translate (12.628cm 9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2.046cm" svg:height="2.883cm" draw:transform="skewX (-0.000349065850398861) rotate (-1.73049395335238) translate (16.979cm 11.0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1.749cm" svg:height="2.629cm" draw:transform="skewX (-0.000349065850398859) rotate (-1.95773582196204) translate (18.741cm 9.8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7" draw:text-style-name="P6" draw:layer="layout" svg:width="8.246cm" svg:height="9.646cm" draw:transform="skewX (-0.0329867228626927) rotate (-1.21771621911644) translate (18.09cm 4.173cm)" draw:kind="arc" draw:start-angle="136.28" draw:end-angle="273.77">
          <text:p/>
        </draw:ellipse>
        <draw:ellipse draw:style-name="gr7" draw:text-style-name="P6" draw:layer="layout" svg:width="7.463cm" svg:height="9.908cm" draw:transform="skewX (0.0280998009571087) rotate (-1.96768419869841) translate (20.936cm 8.351cm)" draw:kind="arc" draw:start-angle="118.21" draw:end-angle="289.72">
          <text:p/>
        </draw:ellipse>
        <draw:ellipse draw:style-name="gr7" draw:text-style-name="P6" draw:layer="layout" svg:width="8.096cm" svg:height="9.809cm" draw:transform="skewX (0.0740019602845596) rotate (1.21143303380926) translate (8.615cm 13.268cm)" draw:kind="arc" draw:start-angle="40.67" draw:end-angle="104.01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57:54.226621194</meta:creation-date>
    <dc:date>2021-12-23T16:57:53.412671884</dc:date>
    <meta:editing-duration>PT1H45M54S</meta:editing-duration>
    <meta:editing-cycles>24</meta:editing-cycles>
    <meta:generator>LibreOffice/6.4.7.2$Linux_X86_64 LibreOffice_project/40$Build-2</meta:generator>
    <meta:document-statistic meta:object-count="29"/>
  </office:meta>
</office:document-meta>
</file>